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Light" svg:font-family="'Ubuntu Light'" style:font-pitch="variable"/>
  </office:font-face-decls>
  <office:automatic-styles>
    <style:style style:name="P1" style:family="paragraph" style:parent-style-name="Header">
      <style:text-properties officeooo:rsid="00163591" officeooo:paragraph-rsid="00163591"/>
    </style:style>
    <style:style style:name="P2" style:family="paragraph" style:parent-style-name="Standard">
      <style:text-properties style:font-name="Ubuntu Light" officeooo:rsid="00163591" officeooo:paragraph-rsid="001635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3591" officeooo:paragraph-rsid="0016359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ECS 378 Lecture Notes 2/16/20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0:30:17.211495167</meta:creation-date>
    <dc:date>2023-02-16T10:34:27.951983848</dc:date>
    <meta:editing-duration>PT4M12S</meta:editing-duration>
    <meta:editing-cycles>1</meta:editing-cycles>
    <meta:document-statistic meta:table-count="0" meta:image-count="0" meta:object-count="0" meta:page-count="1" meta:paragraph-count="1" meta:word-count="5" meta:character-count="32" meta:non-whitespace-character-count="28"/>
    <meta:generator>LibreOffice/7.3.7.2$Linux_X86_64 LibreOffice_project/30$Build-2</meta:generator>
  </office:meta>
</office:document-meta>
</file>